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3.03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98cm" fo:min-width="3.782cm"/>
    </style:style>
    <style:style style:name="gr4" style:family="graphic" style:parent-style-name="standard">
      <style:graphic-properties draw:textarea-horizontal-align="justify" draw:textarea-vertical-align="middle" draw:auto-grow-height="false" fo:min-height="1.6cm" fo:min-width="1.4cm"/>
    </style:style>
    <style:style style:name="gr5" style:family="graphic" style:parent-style-name="text">
      <style:graphic-properties draw:stroke="none" svg:stroke-color="#000000" draw:fill="none" draw:fill-color="#ffffff" fo:min-height="0.704cm"/>
    </style:style>
    <style:style style:name="gr6" style:family="graphic" style:parent-style-name="text">
      <style:graphic-properties draw:stroke="none" svg:stroke-color="#000000" draw:fill="none" draw:fill-color="#ffffff" fo:min-height="0.58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6cm" fo:min-width="1.762cm"/>
    </style:style>
    <style:style style:name="gr9" style:family="graphic" style:parent-style-name="standard">
      <style:graphic-properties draw:textarea-horizontal-align="justify" draw:textarea-vertical-align="middle" draw:auto-grow-height="false" fo:min-height="1.198cm" fo:min-width="4.389cm"/>
    </style:style>
    <style:style style:name="gr10" style:family="graphic" style:parent-style-name="standard">
      <style:graphic-properties draw:textarea-horizontal-align="justify" draw:textarea-vertical-align="middle" draw:auto-grow-height="false" fo:min-height="1.6cm" fo:min-width="2.382cm"/>
    </style:style>
    <style:style style:name="gr11" style:family="graphic" style:parent-style-name="text">
      <style:graphic-properties draw:stroke="none" svg:stroke-color="#000000" draw:fill="none" draw:fill-color="#ffffff" fo:min-height="0.61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8cm" svg:x="7.697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25cm" svg:y1="2.9cm" svg:x2="10.225cm" svg:y2="4.3cm">
          <text:p/>
        </draw:line>
        <draw:custom-shape draw:style-name="gr3" draw:text-style-name="P1" draw:layer="layout" svg:width="6.8cm" svg:height="2.3cm" svg:x="6.762cm" svg:y="3.853cm">
          <text:p text:style-name="P1">Avst. till arbete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8cm" svg:height="2.3cm" svg:x="6.597cm" svg:y="12.664cm">
          <text:p text:style-name="P1">Arbetets vara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252cm" svg:y1="6.153cm" svg:x2="10.252cm" svg:y2="7.553cm">
          <text:p/>
        </draw:line>
        <draw:custom-shape draw:style-name="gr4" draw:text-style-name="P1" draw:layer="layout" svg:width="3.8cm" svg:height="3.7cm" svg:x="8.272cm" svg:y="16.336cm">
          <text:p text:style-name="P1">Ensam-<text:line-break/>ståend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2" draw:layer="layout" svg:x1="10.207cm" svg:y1="14.964cm" svg:x2="10.207cm" svg:y2="16.364cm">
          <text:p/>
        </draw:line>
        <draw:frame draw:style-name="gr5" draw:text-style-name="P3" draw:layer="layout" svg:width="1.6cm" svg:height="0.954cm" svg:x="12.107cm" svg:y="17.219cm">
          <draw:text-box>
            <text:p>Ja</text:p>
          </draw:text-box>
        </draw:frame>
        <draw:frame draw:style-name="gr6" draw:text-style-name="P3" draw:layer="layout" svg:width="1.599cm" svg:height="0.954cm" draw:transform="rotate (-0.0102974425867661) translate (5.713cm 17.23cm)">
          <draw:text-box>
            <text:p>Nej</text:p>
          </draw:text-box>
        </draw:frame>
        <draw:line draw:style-name="gr7" draw:text-style-name="P2" draw:layer="layout" svg:x1="12.107cm" svg:y1="18.173cm" svg:x2="12.764cm" svg:y2="18.173cm">
          <text:p/>
        </draw:line>
        <draw:line draw:style-name="gr7" draw:text-style-name="P2" draw:layer="layout" svg:x1="4.772cm" svg:y1="18.3cm" svg:x2="8.272cm" svg:y2="18.2cm">
          <text:p/>
        </draw:line>
        <draw:line draw:style-name="gr2" draw:text-style-name="P2" draw:layer="layout" svg:x1="12.793cm" svg:y1="18.173cm" svg:x2="12.793cm" svg:y2="20.068cm">
          <text:p/>
        </draw:line>
        <draw:line draw:style-name="gr2" draw:text-style-name="P2" draw:layer="layout" svg:x1="4.772cm" svg:y1="18.3cm" svg:x2="4.772cm" svg:y2="20.224cm">
          <text:p/>
        </draw:line>
        <draw:custom-shape draw:style-name="gr8" draw:text-style-name="P1" draw:layer="layout" svg:width="4.522cm" svg:height="3.7cm" svg:x="7.945cm" svg:y="7.514cm">
          <text:p text:style-name="P1">Avst &gt; 50 km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2" draw:layer="layout" svg:x1="10.216cm" svg:y1="11.264cm" svg:x2="10.216cm" svg:y2="12.664cm">
          <text:p/>
        </draw:line>
        <draw:line draw:style-name="gr7" draw:text-style-name="P2" draw:layer="layout" svg:x1="12.467cm" svg:y1="9.387cm" svg:x2="18.332cm" svg:y2="9.33cm">
          <text:p/>
        </draw:line>
        <draw:frame draw:style-name="gr5" draw:text-style-name="P3" draw:layer="layout" svg:width="1.6cm" svg:height="0.954cm" svg:x="10.216cm" svg:y="11.264cm">
          <draw:text-box>
            <text:p>Ja</text:p>
          </draw:text-box>
        </draw:frame>
        <draw:frame draw:style-name="gr6" draw:text-style-name="P3" draw:layer="layout" svg:width="1.599cm" svg:height="0.954cm" draw:transform="rotate (-0.0102974425867661) translate (12.854cm 8.36cm)">
          <draw:text-box>
            <text:p>Nej</text:p>
          </draw:text-box>
        </draw:frame>
        <draw:line draw:style-name="gr2" draw:text-style-name="P2" draw:layer="layout" svg:x1="18.332cm" svg:y1="9.387cm" svg:x2="16.672cm" svg:y2="24.079cm">
          <text:p/>
        </draw:line>
        <draw:custom-shape draw:style-name="gr9" draw:text-style-name="P1" draw:layer="layout" svg:width="7.763cm" svg:height="2.3cm" svg:x="12.106cm" svg:y="24.079cm">
          <text:p text:style-name="P1">Du får inget bidra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5.763cm" svg:height="3.7cm" svg:x="9.858cm" svg:y="20.037cm">
          <text:p text:style-name="P1">Varar &gt; 1 år<text:line-break/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2" draw:layer="layout" svg:x1="15.621cm" svg:y1="21.885cm" svg:x2="16.382cm" svg:y2="24.079cm">
          <text:p/>
        </draw:line>
        <draw:line draw:style-name="gr2" draw:text-style-name="P2" draw:layer="layout" svg:x1="10.216cm" svg:y1="11.264cm" svg:x2="10.216cm" svg:y2="12.664cm">
          <text:p/>
        </draw:line>
        <draw:frame draw:style-name="gr11" draw:text-style-name="P3" draw:layer="layout" svg:width="1.521cm" svg:height="0.954cm" svg:x="14.861cm" svg:y="22.547cm">
          <draw:text-box>
            <text:p>Ja</text:p>
          </draw:text-box>
        </draw:frame>
        <draw:custom-shape draw:style-name="gr9" draw:text-style-name="P1" draw:layer="layout" svg:width="7.763cm" svg:height="2.3cm" svg:x="3.552cm" svg:y="24.261cm">
          <text:p text:style-name="P1">Du får bidra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cm" svg:height="1.8cm" svg:x="7.662cm" svg:y="27.197cm">
          <text:p text:style-name="P1">Sl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2cm" svg:y1="26.561cm" svg:x2="9.279cm" svg:y2="27.197cm">
          <text:p/>
        </draw:line>
        <draw:line draw:style-name="gr2" draw:text-style-name="P2" draw:layer="layout" svg:x1="9.858cm" svg:y1="21.855cm" svg:x2="7.792cm" svg:y2="24.333cm">
          <text:p/>
        </draw:line>
        <draw:custom-shape draw:style-name="gr10" draw:text-style-name="P1" draw:layer="layout" svg:width="5.763cm" svg:height="3.7cm" svg:x="1.848cm" svg:y="20.234cm">
          <text:p text:style-name="P1">Varar &gt; 3 år<text:line-break/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1" draw:layer="layout" svg:width="5.763cm" svg:height="3.7cm" svg:x="9.858cm" svg:y="20.038cm">
          <text:p text:style-name="P1">Varar &gt; 1 år<text:line-break/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599cm" svg:height="0.954cm" draw:transform="rotate (-0.0102974425867661) translate (7.621cm 22.451cm)">
          <draw:text-box>
            <text:p>Nej</text:p>
          </draw:text-box>
        </draw:frame>
        <draw:line draw:style-name="gr2" draw:text-style-name="P2" draw:layer="layout" svg:x1="4.748cm" svg:y1="23.934cm" svg:x2="7.611cm" svg:y2="24.333cm">
          <text:p/>
        </draw:line>
        <draw:frame draw:style-name="gr6" draw:text-style-name="P3" draw:layer="layout" svg:width="1.599cm" svg:height="0.954cm" draw:transform="rotate (-0.0102974425867661) translate (5.192cm 23.363cm)">
          <draw:text-box>
            <text:p>Nej</text:p>
          </draw:text-box>
        </draw:frame>
        <draw:line draw:style-name="gr2" draw:text-style-name="P2" draw:layer="layout" svg:x1="15.355cm" svg:y1="26.379cm" svg:x2="11.236cm" svg:y2="27.197cm">
          <text:p/>
        </draw:line>
        <draw:line draw:style-name="gr7" draw:text-style-name="P2" draw:layer="layout" svg:x1="7.611cm" svg:y1="22.106cm" svg:x2="10.837cm" svg:y2="23.124cm">
          <text:p/>
        </draw:line>
        <draw:line draw:style-name="gr2" draw:text-style-name="P2" draw:layer="layout" svg:x1="10.837cm" svg:y1="23.124cm" svg:x2="13.483cm" svg:y2="24.5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4:13:12.233197099</meta:creation-date>
    <dc:date>2017-11-17T15:45:35.562112042</dc:date>
    <meta:editing-duration>PT11M35S</meta:editing-duration>
    <meta:editing-cycles>2</meta:editing-cycles>
    <meta:generator>LibreOffice/5.3.3.2$Linux_X86_64 LibreOffice_project/30m0$Build-2</meta:generator>
    <meta:document-statistic meta:object-count="36"/>
  </office:meta>
</office:document-meta>
</file>